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7cm"/>
    </style:style>
    <style:style style:name="Tableau5.A1" style:family="table-cell">
      <style:table-cell-properties style:vertical-align="middle" fo:padding="0.049cm" fo:border="none"/>
    </style:style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9d152" officeooo:paragraph-rsid="0019d152" fo:background-color="#fffff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d152" officeooo:paragraph-rsid="0019d152" fo:background-color="#fffff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9d152" officeooo:paragraph-rsid="001d55aa" fo:background-color="#ffffff" style:font-size-asian="9.60000038146973pt" style:font-weight-asian="normal" style:font-size-complex="11pt" style:font-weight-complex="normal"/>
    </style:style>
    <style:style style:name="P4" style:family="paragraph" style:parent-style-name="Text_20_body">
      <style:text-properties fo:background-color="#ffffff"/>
    </style:style>
    <style:style style:name="P5" style:family="paragraph" style:parent-style-name="Text_20_body">
      <style:text-properties fo:font-weight="bold" officeooo:rsid="001aaa0c" officeooo:paragraph-rsid="001aaa0c" fo:background-color="#ffffff" style:font-weight-asian="bold" style:font-weight-complex="bold"/>
    </style:style>
    <style:style style:name="P6" style:family="paragraph" style:parent-style-name="Table_20_Heading">
      <style:paragraph-properties fo:text-align="start" style:justify-single-word="false"/>
      <style:text-properties fo:background-color="#ffffff"/>
    </style:style>
    <style:style style:name="P7" style:family="paragraph" style:parent-style-name="Table_20_Heading">
      <style:paragraph-properties fo:text-align="start" style:justify-single-word="false"/>
      <style:text-properties officeooo:paragraph-rsid="001d55aa" fo:background-color="#ffffff"/>
    </style:style>
    <style:style style:name="P8" style:family="paragraph" style:parent-style-name="Heading_20_2">
      <style:text-properties fo:background-color="#ffffff"/>
    </style:style>
    <style:style style:name="P9" style:family="paragraph" style:parent-style-name="Heading_20_4">
      <style:text-properties fo:background-color="#ffffff"/>
    </style:style>
    <style:style style:name="P10" style:family="paragraph" style:parent-style-name="Table_20_Contents">
      <style:text-properties officeooo:rsid="001d55aa" officeooo:paragraph-rsid="001d55aa" fo:background-color="#ffffff"/>
    </style:style>
    <style:style style:name="P11" style:family="paragraph" style:parent-style-name="Table_20_Contents">
      <style:paragraph-properties fo:margin-top="0cm" fo:margin-bottom="0.499cm" style:contextual-spacing="false"/>
    </style:style>
    <style:style style:name="P12" style:family="paragraph" style:parent-style-name="Standard" style:list-style-name="L1">
      <style:text-properties officeooo:paragraph-rsid="001d55aa"/>
    </style:style>
    <style:style style:name="P13" style:family="paragraph" style:parent-style-name="Heading_20_1">
      <style:text-properties fo:background-color="#ffffff"/>
    </style:style>
    <style:style style:name="P14" style:family="paragraph" style:parent-style-name="Heading_20_1">
      <style:text-properties fo:font-size="14pt" fo:font-style="italic" style:text-underline-style="none" officeooo:rsid="00213ff8" officeooo:paragraph-rsid="00213ff8" fo:background-color="#ffffff" style:font-size-asian="14pt" style:font-style-asian="italic" style:font-size-complex="14pt" style:font-style-complex="italic"/>
    </style:style>
    <style:style style:name="P15" style:family="paragraph" style:parent-style-name="Heading_20_2">
      <style:text-properties style:text-underline-style="solid" style:text-underline-width="auto" style:text-underline-color="font-color" fo:background-color="#ffffff"/>
    </style:style>
    <style:style style:name="P16" style:family="paragraph" style:parent-style-name="Heading_20_4">
      <style:text-properties fo:background-color="#ffffff"/>
    </style:style>
    <style:style style:name="P17" style:family="paragraph" style:parent-style-name="Heading_20_4">
      <style:text-properties officeooo:rsid="001fb5f1" officeooo:paragraph-rsid="001fb5f1" fo:background-color="#ffffff"/>
    </style:style>
    <style:style style:name="P18" style:family="paragraph" style:parent-style-name="Heading_20_4">
      <style:text-properties fo:font-size="11pt" style:text-underline-style="none" fo:font-weight="normal" officeooo:rsid="0019d152" fo:background-color="#ffffff" style:font-size-asian="9.60000038146973pt" style:font-weight-asian="normal" style:font-size-complex="11pt" style:font-weight-complex="normal"/>
    </style:style>
    <style:style style:name="P19" style:family="paragraph" style:parent-style-name="Heading_20_4">
      <style:text-properties fo:font-size="18pt" style:text-underline-style="solid" style:text-underline-width="auto" style:text-underline-color="font-color" fo:font-weight="bold" officeooo:rsid="001e1ac3" officeooo:paragraph-rsid="001e1ac3" fo:background-color="#ffffff" style:font-size-asian="18pt" style:font-weight-asian="bold" style:font-size-complex="18pt" style:font-weight-complex="bold"/>
    </style:style>
    <style:style style:name="P20" style:family="paragraph" style:parent-style-name="Text_20_body" style:list-style-name="L2">
      <style:text-properties fo:background-color="#ffffff"/>
    </style:style>
    <style:style style:name="P21" style:family="paragraph" style:parent-style-name="Text_20_body">
      <style:text-properties officeooo:rsid="001e1ac3" officeooo:paragraph-rsid="001e1ac3" fo:background-color="#ffffff"/>
    </style:style>
    <style:style style:name="P22" style:family="paragraph" style:parent-style-name="Text_20_body">
      <style:text-properties officeooo:rsid="001fb5f1" officeooo:paragraph-rsid="001fb5f1" fo:background-color="#ffffff"/>
    </style:style>
    <style:style style:name="P23" style:family="paragraph" style:parent-style-name="Text_20_body" style:list-style-name="L3"/>
    <style:style style:name="P24" style:family="paragraph" style:parent-style-name="Text_20_body">
      <style:text-properties fo:font-weight="bold" officeooo:rsid="001e1ac3" officeooo:paragraph-rsid="001e1ac3" fo:background-color="#ffffff" style:font-weight-asian="bold" style:font-weight-complex="bold"/>
    </style:style>
    <style:style style:name="P25" style:family="paragraph" style:parent-style-name="Text_20_body">
      <style:text-properties fo:font-size="14pt" style:text-underline-style="solid" style:text-underline-width="auto" style:text-underline-color="font-color" fo:font-weight="bold" officeooo:rsid="001fb5f1" officeooo:paragraph-rsid="001fb5f1" fo:background-color="#ffffff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8pt" style:text-underline-style="solid" style:text-underline-width="auto" style:text-underline-color="font-color" fo:font-weight="bold" officeooo:rsid="00213ff8" officeooo:paragraph-rsid="00213ff8" fo:background-color="#ffffff" style:font-size-asian="18pt" style:font-weight-asian="bold" style:font-size-complex="18pt" style:font-weight-complex="bold"/>
    </style:style>
    <style:style style:name="T1" style:family="text">
      <style:text-properties fo:background-color="#ffffff"/>
    </style:style>
    <style:style style:name="T2" style:family="text">
      <style:text-properties officeooo:rsid="001aaa0c" fo:background-color="#ffffff"/>
    </style:style>
    <style:style style:name="T3" style:family="text">
      <style:text-properties fo:font-style="italic" fo:background-color="#ffffff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bcfd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13ff8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age">
        <text:section text:style-name="Sect1" text:name="body">
          <text:section text:style-name="Sect1" text:name="content">
            <text:h text:style-name="P14" text:outline-level="1">(Voir annexe IIS pour complément et capture d'écran <text:s/>)</text:h>
            <text:h text:style-name="P13" text:outline-level="1"><text:span text:style-name="T8">Installation d'IIS 7.5 sur Windows Server 2008 R2</text:span></text:h>
            <text:p text:style-name="P4">S'applique à: Windows Server 2008</text:p>
            <text:list xml:id="list7668876126468592504" text:style-name="L1">
              <text:list-header>
                <text:p text:style-name="P12"/>
              </text:list-header>
            </text:list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7"><draw:frame draw:style-name="fr1" draw:name="images5" text:anchor-type="as-char" svg:width="0.041cm" svg:height="0.041cm" draw:z-index="1"><draw:image xlink:href="http://i.technet.microsoft.com/areas/global/content/clear.gif" xlink:type="simple" xlink:show="embed" xlink:actuate="onLoad"/></draw:frame><text:bookmark text:name="Important31"/>Important </text:p>
                </table:table-cell>
              </table:table-row>
              <table:table-row>
                <table:table-cell table:style-name="Tableau5.A1" office:value-type="string">
                  <text:p text:style-name="P10">Un server Web ne devrait pas être mis à jour depuis un téléchargement direct de fichier , toutes mise à jour ou modification devrait être dwl depuis un poste tier puis ajouter sur le serveur . </text:p>
                  <text:p text:style-name="P10">Utiliser Windows Update .</text:p>
                  <text:p text:style-name="P10"/>
                </table:table-cell>
              </table:table-row>
            </table:table>
            <text:p text:style-name="P3"/>
            <text:section text:style-name="Sect1" text:name="mainSection">
              <text:p text:style-name="P4"/>
              <text:p text:style-name="P5">IIS s'occupe de gérer les services Web pour héberger des pages internet et aussi de gérer les serveurs FTP pour la mise à disposition de fichiers. <text:span text:style-name="T5">(Consulter le WEB MASTER pour l'installation des modules adéquat ) .</text:span></text:p>
              <text:section text:style-name="Sect1" text:name="mainBody">
                <text:p text:style-name="Text_20_body"><text:span text:style-name="T3">Par défaut, IIS 7.5 n'est pas installé sur Windows Server® 2008 R2. Vous pouvez installer IIS 7.5 à l'aide de l'Assistant </text:span><text:span text:style-name="Strong_20_Emphasis"><text:span text:style-name="T3">Ajout de rôles</text:span></text:span><text:span text:style-name="T3"> dans le Gestionnaire de serveur ou à l'aide de la ligne de commande</text:span><text:span text:style-name="T1">.</text:span></text:p>
                <text:p text:style-name="P4"/>
                <text:h text:style-name="P8" text:outline-level="2">Configuration requise</text:h>
                <text:section text:style-name="Sect1" text:name="sectionSection0">
                  <text:p text:style-name="Text_20_body"><text:span text:style-name="Strong_20_Emphasis"><text:span text:style-name="T1">Informations d'identification d'administration</text:span></text:span><text:span text:style-name="T1"> </text:span></text:p>
                  <text:p text:style-name="P4">Vous devez être un membre des rôles d'administration IIS suivants pour effectuer cette procédure :</text:p>
                  <text:list xml:id="list6173201291913190495" text:style-name="L2">
                    <text:list-item>
                      <text:p text:style-name="P20">Administrateur de serveur Web</text:p>
                    </text:list-item>
                  </text:list>
                </text:section>
                <text:h text:style-name="P15" text:outline-level="2"><text:span text:style-name="T7">1°)</text:span> <text:span text:style-name="T7">I</text:span>nstaller IIS 7.5 sur Windows Server® 2008 R2:</text:h>
                <text:section text:style-name="Sect1" text:name="sectionSection1">
                  <text:p text:style-name="P4">Vous pouvez effectuer cette procédure à l'aide de l'interface utilisateur ou d'un script. </text:p>
                  <text:h text:style-name="P9" text:outline-level="4">Utilisation de l'interface utilisateur</text:h>
                  <text:list xml:id="list3597408699706288547" text:style-name="L3">
                    <text:list-item>
                      <text:p text:style-name="P23"><text:span text:style-name="T1">Cliquez sur </text:span><text:span text:style-name="Strong_20_Emphasis"><text:span text:style-name="T1">Démarrer</text:span></text:span><text:span text:style-name="T1">, sur </text:span><text:span text:style-name="Strong_20_Emphasis"><text:span text:style-name="T1">Outils d'administration</text:span></text:span><text:span text:style-name="T1">, puis sur </text:span><text:span text:style-name="Strong_20_Emphasis"><text:span text:style-name="T1">Gestionnaire de serveur</text:span></text:span><text:span text:style-name="T1">.</text:span></text:p>
                    </text:list-item>
                    <text:list-item>
                      <text:p text:style-name="P23"><text:span text:style-name="T1">Dans </text:span><text:span text:style-name="Strong_20_Emphasis"><text:span text:style-name="T1">Résumé des rôles</text:span></text:span><text:span text:style-name="T1">, cliquez sur </text:span><text:span text:style-name="Strong_20_Emphasis"><text:span text:style-name="T1">Ajouter des rôles</text:span></text:span><text:span text:style-name="T1">.</text:span></text:p>
                    </text:list-item>
                    <text:list-item>
                      <text:p text:style-name="P23"><text:span text:style-name="T1">Utilisez l'</text:span><text:span text:style-name="Strong_20_Emphasis"><text:span text:style-name="T1">Assistant Ajout de rôles</text:span></text:span><text:span text:style-name="T1"> pour ajouter le rôle de serveur Web.</text:span></text:p>
                    </text:list-item>
                  </text:list>
                  <table:table table:name="Tableau1" table:style-name="Tableau1">
                    <table:table-column table:style-name="Tableau1.A"/>
                    <table:table-row>
                      <table:table-cell table:style-name="Tableau1.A1" office:value-type="string">
                        <text:p text:style-name="P6"><draw:frame draw:style-name="fr1" draw:name="images1" text:anchor-type="as-char" svg:width="0.041cm" svg:height="0.041cm" draw:z-index="0"><draw:image xlink:href="http://i.technet.microsoft.com/areas/global/content/clear.gif" xlink:type="simple" xlink:show="embed" xlink:actuate="onLoad"/></draw:frame><text:bookmark text:name="Important"/>Important </text:p>
                      </table:table-cell>
                    </table:table-row>
                    <table:table-row>
                      <table:table-cell table:style-name="Tableau1.A1" office:value-type="string">
                        <text:p text:style-name="P11"><text:span text:style-name="T1">Si vous utilisez l'</text:span><text:span text:style-name="Strong_20_Emphasis"><text:span text:style-name="T1">Assistant Ajout de rôles</text:span></text:span><text:span text:style-name="T1"> pour installer IIS, vous obtenez l'installation par défaut qui comporte un ensemble de services de rôle minimal. Si vous avez besoin de services de rôle IIS supplémentaires, tels que </text:span><text:span text:style-name="Strong_20_Emphasis"><text:span text:style-name="T1">Développement d'applications </text:span></text:span><text:span text:style-name="T1">ou </text:span><text:span text:style-name="Strong_20_Emphasis"><text:span text:style-name="T1">État de santé et diagnostics</text:span></text:span><text:span text:style-name="T1">, assurez-vous d'activer les cases à cocher associées à ces fonctionnalités sur la page </text:span><text:span text:style-name="Strong_20_Emphasis"><text:span text:style-name="T1">Sélectionner les services de rôle </text:span></text:span><text:span text:style-name="T1">de l'Assistant. </text:span><text:span text:style-name="T2">( On peut rajouter des services post-install )</text:span></text:p>
                      </table:table-cell>
                    </table:table-row>
                  </table:table>
                  <text:h text:style-name="P19" text:outline-level="4"><text:soft-page-break/>2°) Ajout de Site Web :</text:h>
                  <text:p text:style-name="P21"/>
                  <text:p text:style-name="P24">Gestionnaire serveur==&gt; Rôle ===&gt; ServeurWeb ==&gt; Gestionnaire de service internet= =&gt; </text:p>
                  <text:p text:style-name="P24">Site ==&gt; Clic droit ajouter </text:p>
                  <text:p text:style-name="P21"/>
                  <text:p text:style-name="P21">** Note sur le numero de port , chaque numero de port va correspondre à un site ( ex port 80 = site 1 , 81=site 2 ... )</text:p>
                  <text:p text:style-name="P21">**** Choisissez un répertoire cible sur la machine qui va héberger le contenu du site </text:p>
                  <text:p text:style-name="P21">** Spécifier l'adresse IP de la carte réseau .</text:p>
                  <text:p text:style-name="P21">** Clic droit siteexemple ==&gt; modifier les liaisons afin de changer le numero de port </text:p>
                  <text:p text:style-name="P21">*** Coller le contenue du site dans le répertoire choisis et spécifier .</text:p>
                  <text:p text:style-name="P21"/>
                  <text:p text:style-name="P25">2.1°) Firewall Windows Server :</text:p>
                  <text:p text:style-name="P22">**<text:span text:style-name="T4">Par défaut tout est fermé en port entrant mais tous les ports sortants sont ouvert .</text:span></text:p>
                  <text:p text:style-name="P22"><text:span text:style-name="T4"/></text:p>
                  <text:p text:style-name="P22"><text:span text:style-name="T6">Démarrer ==&gt; Outil d'administration ==&gt;</text:span> Pare-feu et fonction avancées </text:p>
                  <text:p text:style-name="P22">On peut modifier ici les paramètres de ports entrant et sortant .</text:p>
                  <text:p text:style-name="P22"/>
                  <text:p text:style-name="P22">===&gt;<text:span text:style-name="T6"> Nouvelle règle</text:span> dans les options à droite <text:s/>pour ouvrir des ports spécifique</text:p>
                  <text:p text:style-name="P22"/>
                  <text:p text:style-name="P26">3°) VIRTUALISATION DE SITE ( ou emplacement caché ):</text:p>
                  <text:p text:style-name="P22">** On peut virtualiser plusieurs site sur un site principale avec la même IP :</text:p>
                  <text:p text:style-name="P22">en rajoutant un autre dossier derriere le premier , <text:s text:c="2"/></text:p>
                  <text:p text:style-name="P22">clic droit sitewebexemple ==&gt; ajouter un répertoire virtuel </text:p>
                  <text:h text:style-name="P17" text:outline-level="4">ex: on créer un site2 <text:s/>ou 192,168,2,24= site1</text:h>
                  <text:p text:style-name="P22">L'adresse sera 192.168.2.24:80/site2 <text:s text:c="2"/>, pour accéder à un autre site virtualiser qui ne sera pas accessible depuis un lien via le premier site .</text:p>
                  <text:p text:style-name="P22">Ex : site microlinux ou se situe un site virtuel /Slackware/eyrolle qui n'est pas accessible en public depuis www.microlinux.fr via des liens</text:p>
                  <text:h text:style-name="P9" text:outline-level="4"/>
                  <text:h text:style-name="P9" text:outline-level="4"/>
                  <text:h text:style-name="P18" text:outline-level="4"/>
                </text:section>
              </text:section>
            </text:section>
          </text:section>
        </text:section>
      </text:section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41S</meta:editing-duration>
    <meta:editing-cycles>5</meta:editing-cycles>
    <meta:generator>LibreOffice/4.1.5.3$Windows_x86 LibreOffice_project/1c1366bba2ba2b554cd2ca4d87c06da81c05d24</meta:generator>
    <dc:date>2014-03-21T12:33:42.668000000</dc:date>
    <meta:document-statistic meta:table-count="2" meta:image-count="2" meta:object-count="0" meta:page-count="2" meta:paragraph-count="41" meta:word-count="550" meta:character-count="3307" meta:non-whitespace-character-count="2783"/>
    <meta:user-defined meta:name="Info 1"/>
    <meta:user-defined meta:name="Info 2"/>
    <meta:user-defined meta:name="Info 3"/>
    <meta:user-defined meta:name="Info 4"/>
  </office:meta>
</office:document-meta>
</file>